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02122" style:font-name="Kreon" fo:language="fr" fo:country="FR"/>
    </style:style>
    <style:style style:name="P2" style:family="paragraph" style:parent-style-name="Standard">
      <style:paragraph-properties fo:text-align="center" style:justify-single-word="false"/>
      <style:text-properties fo:color="#202122" style:font-name="Kreon" fo:font-size="17pt" fo:language="fr" fo:country="FR" style:font-size-asian="17pt" style:font-size-complex="17pt"/>
    </style:style>
    <style:style style:name="P3" style:family="paragraph" style:parent-style-name="Standard">
      <style:paragraph-properties fo:text-align="center" style:justify-single-word="false"/>
      <style:text-properties fo:color="#202122" style:font-name="Kreon" fo:font-size="32pt" fo:language="fr" fo:country="FR" fo:font-weight="bold" officeooo:rsid="000160d3" officeooo:paragraph-rsid="000160d3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02122" style:font-name="Kreon" fo:language="fr" fo:country="FR"/>
    </style:style>
    <style:style style:name="P5" style:family="paragraph" style:parent-style-name="Standard">
      <style:paragraph-properties fo:text-align="center" style:justify-single-word="false"/>
      <style:text-properties fo:color="#202122" style:font-name="Kreon" fo:language="fr" fo:country="FR" officeooo:paragraph-rsid="000160d3"/>
    </style:style>
    <style:style style:name="P6" style:family="paragraph" style:parent-style-name="Standard">
      <style:paragraph-properties fo:text-align="center" style:justify-single-word="false"/>
      <style:text-properties fo:color="#202122" style:font-name="Kreon" fo:font-size="17pt" fo:language="fr" fo:country="FR" style:font-size-asian="17pt" style:font-size-complex="17pt"/>
    </style:style>
    <style:style style:name="P7" style:family="paragraph" style:parent-style-name="Standard">
      <style:paragraph-properties fo:text-align="center" style:justify-single-word="false"/>
      <style:text-properties fo:color="#202122" style:font-name="Kreon" fo:font-size="18pt" fo:language="fr" fo:country="F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color="#202122" style:font-name="Kreon" fo:font-size="16pt" fo:language="fr" fo:country="FR" fo:font-style="normal" fo:font-weight="bold" officeooo:paragraph-rsid="000160d3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7pt" officeooo:rsid="000160d3" style:font-size-asian="17pt" style:font-size-complex="17pt"/>
    </style:style>
    <style:style style:name="T3" style:family="text">
      <style:text-properties fo:font-size="17pt" officeooo:rsid="0004d5eb" style:font-size-asian="17pt" style:font-size-complex="17pt"/>
    </style:style>
    <style:style style:name="T4" style:family="text">
      <style:text-properties fo:font-size="17pt" fo:font-weight="bold" style:font-size-asian="17pt" style:font-weight-asian="bold" style:font-size-complex="17pt" style:font-weight-complex="bold"/>
    </style:style>
    <style:style style:name="T5" style:family="text">
      <style:text-properties fo:font-size="17pt" fo:font-weight="bold" officeooo:rsid="000160d3" style:font-size-asian="17pt" style:font-weight-asian="bold" style:font-size-complex="17pt" style:font-weight-complex="bold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officeooo:rsid="000160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merciement</text:p>
      <text:p text:style-name="P1"/>
      <text:p text:style-name="P1"/>
      <text:p text:style-name="P1"/>
      <text:p text:style-name="P1"/>
      <text:p text:style-name="P7">Au nom de Dieu le Clément, le Tout Miséricordieux.</text:p>
      <text:p text:style-name="P7">Nous remercions tout d'abord Dieu de nous avoir offert tout ce que nous possédons. </text:p>
      <text:p text:style-name="P1"><text:span text:style-name="T1"/></text:p>
      <text:p text:style-name="P1"><text:span text:style-name="T1"/></text:p>
      <text:p text:style-name="P1"><text:span text:style-name="T1">Nous tenons à remercier vivement notre encadreur </text:span><text:span text:style-name="T4">Pr E. Abdelwahed</text:span><text:span text:style-name="T1"> pour avoir accepté de diriger et suivre la réalisation de notre projet, pour ses conseils et remarques qui nous étés d'un grand apport.</text:span></text:p>
      <text:p text:style-name="P1"><text:span text:style-name="T1"/></text:p>
      <text:p text:style-name="P1"><text:span text:style-name="T1">Nous remercions également les membres de jury pour avoir accepté de juger et critiquer ce travail, ainsi que tous ceux qu’ont honoré de leur présence. </text:span></text:p>
      <text:p text:style-name="P1"><text:span text:style-name="T1"/></text:p>
      <text:p text:style-name="P1"><text:span text:style-name="T1">Nous remercions aussi l'ensemble des enseignants qui ont participé à no</text:span><text:span text:style-name="T3">tre </text:span><text:span text:style-name="T1"><text:s/>formation. </text:span></text:p>
      <text:p text:style-name="P1"><text:span text:style-name="T1">Comme nous tenons à remercier l’ensemble des enseignants à la </text:span><text:span text:style-name="T2">faculté</text:span><text:span text:style-name="T1"> des sciences Semlalia </text:span><text:span text:style-name="T5">FSSM</text:span><text:span text:style-name="T1">.</text:span></text:p>
      <text:p text:style-name="P1"><text:span text:style-name="T1"/></text:p>
      <text:p text:style-name="P5"><text:span text:style-name="T1">Enfin, nous aimerions remercier touts nos amis et nos collègues pour leur amitié, leur soutien, et à toute personne ayant contribué à la réalisation de ce travail, et tous ceux qui se sont intéressés à notre projet.</text:span></text:p>
      <text:p text:style-name="P2"/>
      <text:p text:style-name="P2"/>
      <text:p text:style-name="P1"><text:span text:style-name="T1">Merci à tous et à toutes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8"><text:span text:style-name="T7">AALLOUL OUTMAN ET AMAACH AMI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Kreon" svg:font-family="Kre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30T02:04:39.966925044</meta:creation-date>
    <dc:date>2020-05-30T02:13:53.726773264</dc:date>
    <meta:editing-duration>PT9M18S</meta:editing-duration>
    <meta:editing-cycles>4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10" meta:word-count="157" meta:character-count="951" meta:non-whitespace-character-count="800"/>
  </office:meta>
</office:document-meta>
</file>